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3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78885438199983" calcext:value-type="float">
            <text:p>0.1788854382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9754248593737" calcext:value-type="float">
            <text:p>0.01397542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" calcext:value-type="float">
            <text:p>0.2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25" calcext:value-type="float">
            <text:p>0.0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14476105895272" calcext:value-type="float">
            <text:p>0.2144761059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16563101030039" calcext:value-type="float">
            <text:p>0.01165631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32379000772445" calcext:value-type="float">
            <text:p>0.2323790008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7582870727984" calcext:value-type="float">
            <text:p>0.01075828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56904651573303" calcext:value-type="float">
            <text:p>0.2569046516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73123680201904" calcext:value-type="float">
            <text:p>0.009731236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9827534923789" calcext:value-type="float">
            <text:p>0.2898275349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62581949177943" calcext:value-type="float">
            <text:p>0.00862581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286335345031" calcext:value-type="float">
            <text:p>0.3286335345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760725774312731" calcext:value-type="float">
            <text:p>0.007607257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82099463490856" calcext:value-type="float">
            <text:p>0.3820994635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654279903237767" calcext:value-type="float">
            <text:p>0.0065427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46" calcext:value-type="float">
            <text:p>0.14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44497190922574" calcext:value-type="float">
            <text:p>0.4449719092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561833218719368" calcext:value-type="float">
            <text:p>0.00561833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98" calcext:value-type="float">
            <text:p>0.19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526307894677631" calcext:value-type="float">
            <text:p>0.5263078947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475007125160317" calcext:value-type="float">
            <text:p>0.00475007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591607978309962" calcext:value-type="float">
            <text:p>0.5916079783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422577127364258" calcext:value-type="float">
            <text:p>0.00422577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5" calcext:value-type="float">
            <text:p>0.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66407830863536" calcext:value-type="float">
            <text:p>0.6640783086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376461626210521" calcext:value-type="float">
            <text:p>0.0037646163</text:p>
          </table:table-cell>
          <table:table-cell office:value-type="float" office:value="0.005" calcext:value-type="float">
            <text:p>0.005</text:p>
          </table:table-cell>
          <table:table-cell office:value-type="float" office:value="0.441" calcext:value-type="float">
            <text:p>0.44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701427116670007" calcext:value-type="float">
            <text:p>0.7014271167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356416217820126" calcext:value-type="float">
            <text:p>0.00356416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92" calcext:value-type="float">
            <text:p>0.492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20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92353840616713" calcext:value-type="float">
            <text:p>0.192353840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29968811227509" calcext:value-type="float">
            <text:p>0.01299688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12132034355964" calcext:value-type="float">
            <text:p>0.2121320344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7851130197758" calcext:value-type="float">
            <text:p>0.011785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4575131106459" calcext:value-type="float">
            <text:p>0.2645751311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44911182523068" calcext:value-type="float">
            <text:p>0.00944911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8097205817759" calcext:value-type="float">
            <text:p>0.2880972058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67762668125779" calcext:value-type="float">
            <text:p>0.0086776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17804971641414" calcext:value-type="float">
            <text:p>0.3178049716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786645969409441" calcext:value-type="float">
            <text:p>0.007866459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66060104354463" calcext:value-type="float">
            <text:p>0.3660601044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682947955885191" calcext:value-type="float">
            <text:p>0.006829479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428952211790544" calcext:value-type="float">
            <text:p>0.4289522118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582815505150196" calcext:value-type="float">
            <text:p>0.005828155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510881590977792" calcext:value-type="float">
            <text:p>0.510881591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48935018292892" calcext:value-type="float">
            <text:p>0.00489350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61" calcext:value-type="float">
            <text:p>0.26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587367006223537" calcext:value-type="float">
            <text:p>0.5873670062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425628265379374" calcext:value-type="float">
            <text:p>0.0042562827</text:p>
          </table:table-cell>
          <table:table-cell office:value-type="float" office:value="0.005" calcext:value-type="float">
            <text:p>0.005</text:p>
          </table:table-cell>
          <table:table-cell office:value-type="float" office:value="0.345" calcext:value-type="float">
            <text:p>0.3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678232998312527" calcext:value-type="float">
            <text:p>0.6782329983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368604890387243" calcext:value-type="float">
            <text:p>0.0036860489</text:p>
          </table:table-cell>
          <table:table-cell office:value-type="float" office:value="0.005" calcext:value-type="float">
            <text:p>0.005</text:p>
          </table:table-cell>
          <table:table-cell office:value-type="float" office:value="0.46" calcext:value-type="float">
            <text:p>0.4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712039324756716" calcext:value-type="float">
            <text:p>0.7120393248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351104203528953" calcext:value-type="float">
            <text:p>0.0035110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507" calcext:value-type="float">
            <text:p>0.507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15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92353840616713" calcext:value-type="float">
            <text:p>0.192353840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29968811227509" calcext:value-type="float">
            <text:p>0.01299688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" calcext:value-type="float">
            <text:p>0.03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12132034355964" calcext:value-type="float">
            <text:p>0.2121320344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7851130197758" calcext:value-type="float">
            <text:p>0.0117851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6458251889485" calcext:value-type="float">
            <text:p>0.2664582519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38233281301002" calcext:value-type="float">
            <text:p>0.00938233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9827534923789" calcext:value-type="float">
            <text:p>0.2898275349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62581949177943" calcext:value-type="float">
            <text:p>0.00862581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13049516849971" calcext:value-type="float">
            <text:p>0.3130495168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798595706249925" calcext:value-type="float">
            <text:p>0.00798595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57770876399966" calcext:value-type="float">
            <text:p>0.3577708764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698771242968684" calcext:value-type="float">
            <text:p>0.00698771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417133072292284" calcext:value-type="float">
            <text:p>0.4171330723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59932912685673" calcext:value-type="float">
            <text:p>0.00599329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5" calcext:value-type="float">
            <text:p>0.5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5" calcext:value-type="float">
            <text:p>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581377674149945" calcext:value-type="float">
            <text:p>0.5813776741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430013072596113" calcext:value-type="float">
            <text:p>0.00430013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651920240520265" calcext:value-type="float">
            <text:p>0.6519202405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383482494423685" calcext:value-type="float">
            <text:p>0.00383482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425" calcext:value-type="float">
            <text:p>0.42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709929573971954" calcext:value-type="float">
            <text:p>0.709929574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352147606136882" calcext:value-type="float">
            <text:p>0.00352147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10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89736659610103" calcext:value-type="float">
            <text:p>0.1897366596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1761569173682" calcext:value-type="float">
            <text:p>0.013176156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0976176963403" calcext:value-type="float">
            <text:p>0.2097617696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9182823655699" calcext:value-type="float">
            <text:p>0.01191828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8035085019828" calcext:value-type="float">
            <text:p>0.228035085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09632252413379" calcext:value-type="float">
            <text:p>0.010963225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2899156029822" calcext:value-type="float">
            <text:p>0.24289915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2923371199077" calcext:value-type="float">
            <text:p>0.010292337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6458251889485" calcext:value-type="float">
            <text:p>0.2664582519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38233281301002" calcext:value-type="float">
            <text:p>0.00938233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6356421265527" calcext:value-type="float">
            <text:p>0.2863564213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73037869711973" calcext:value-type="float">
            <text:p>0.008730378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09838667696593" calcext:value-type="float">
            <text:p>0.3098386677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806871530459879" calcext:value-type="float">
            <text:p>0.00806871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47850542618522" calcext:value-type="float">
            <text:p>0.3478505426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718699468220086" calcext:value-type="float">
            <text:p>0.0071869947</text:p>
          </table:table-cell>
          <table:table-cell office:value-type="float" office:value="0.005" calcext:value-type="float">
            <text:p>0.005</text:p>
          </table:table-cell>
          <table:table-cell office:value-type="float" office:value="0.121" calcext:value-type="float">
            <text:p>0.12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404969134626332" calcext:value-type="float">
            <text:p>0.4049691346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617330997905994" calcext:value-type="float">
            <text:p>0.0061733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484767985741633" calcext:value-type="float">
            <text:p>0.4847679857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515710623129397" calcext:value-type="float">
            <text:p>0.0051571062</text:p>
          </table:table-cell>
          <table:table-cell office:value-type="float" office:value="0.005" calcext:value-type="float">
            <text:p>0.005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567450438364444" calcext:value-type="float">
            <text:p>0.5674504384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440567110531401" calcext:value-type="float">
            <text:p>0.00440567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322" calcext:value-type="float">
            <text:p>0.32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641872261435249" calcext:value-type="float">
            <text:p>0.6418722614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389485595531097" calcext:value-type="float">
            <text:p>0.003894856</text:p>
          </table:table-cell>
          <table:table-cell office:value-type="float" office:value="0.005" calcext:value-type="float">
            <text:p>0.005</text:p>
          </table:table-cell>
          <table:table-cell office:value-type="float" office:value="0.412" calcext:value-type="float">
            <text:p>0.412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705691150575094" calcext:value-type="float">
            <text:p>0.7056911506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35426262579071" calcext:value-type="float">
            <text:p>0.0035426263</text:p>
          </table:table-cell>
          <table:table-cell office:value-type="float" office:value="0.005" calcext:value-type="float">
            <text:p>0.005</text:p>
          </table:table-cell>
          <table:table-cell office:value-type="float" office:value="0.498" calcext:value-type="float">
            <text:p>0.498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5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87082869338697" calcext:value-type="float">
            <text:p>0.1870828693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3630620956212" calcext:value-type="float">
            <text:p>0.013363062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0976176963403" calcext:value-type="float">
            <text:p>0.2097617696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19182823655699" calcext:value-type="float">
            <text:p>0.01191828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25831795812724" calcext:value-type="float">
            <text:p>0.2258317958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10701860692512" calcext:value-type="float">
            <text:p>0.01107018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40831891575846" calcext:value-type="float">
            <text:p>0.2408318916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3806849817175" calcext:value-type="float">
            <text:p>0.01038068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64575131106459" calcext:value-type="float">
            <text:p>0.2645751311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44911182523068" calcext:value-type="float">
            <text:p>0.00944911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84604989415154" calcext:value-type="float">
            <text:p>0.2846049894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878410461157883" calcext:value-type="float">
            <text:p>0.008784104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304959013639538" calcext:value-type="float">
            <text:p>0.3049590136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819782294729941" calcext:value-type="float">
            <text:p>0.008197822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37638860322683" calcext:value-type="float">
            <text:p>0.3376388603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740436097198865" calcext:value-type="float">
            <text:p>0.0074043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384707681233427" calcext:value-type="float">
            <text:p>0.3847076812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649844056137545" calcext:value-type="float">
            <text:p>0.00649844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148" calcext:value-type="float">
            <text:p>0.14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454972526643093" calcext:value-type="float">
            <text:p>0.4549725266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549483727829823" calcext:value-type="float">
            <text:p>0.005494837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07" calcext:value-type="float">
            <text:p>0.2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53851648071345" calcext:value-type="float">
            <text:p>0.5385164807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46423834544263" calcext:value-type="float">
            <text:p>0.0046423835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" calcext:value-type="float">
            <text:p>0.29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6308724118235" calcext:value-type="float">
            <text:p>0.6308724118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396276640592651" calcext:value-type="float">
            <text:p>0.0039627664</text:p>
          </table:table-cell>
          <table:table-cell office:value-type="float" office:value="0.005" calcext:value-type="float">
            <text:p>0.005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692820323027551" calcext:value-type="float">
            <text:p>0.692820323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360843918243516" calcext:value-type="float">
            <text:p>0.0036084392</text:p>
          </table:table-cell>
          <table:table-cell office:value-type="float" office:value="0.005" calcext:value-type="float">
            <text:p>0.005</text:p>
          </table:table-cell>
          <table:table-cell office:value-type="float" office:value="0.48" calcext:value-type="float">
            <text:p>0.48</text:p>
          </table:table-cell>
          <table:table-cell office:value-type="float" office:value="0.005" calcext:value-type="float">
            <text:p>0.005</text:p>
          </table:table-cell>
        </table:table-row>
      </table:table>
      <table:table table:name="1" table:style-name="ta1">
        <table:table-column table:style-name="co1" table:number-columns-repeated="6" table:default-cell-style-name="Default"/>
        <table:table-row table:style-name="ro1">
          <table:table-cell table:formula="of:=SQRT([.E1])" office:value-type="float" office:value="0.178885438199983" calcext:value-type="float">
            <text:p>0.1788854382</text:p>
          </table:table-cell>
          <table:table-cell office:value-type="float" office:value="-2.054" calcext:value-type="float">
            <text:p>-2.054</text:p>
          </table:table-cell>
          <table:table-cell table:formula="of:=[.F1]/2/[.A1]" office:value-type="float" office:value="0.0139754248593737" calcext:value-type="float">
            <text:p>0.01397542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2" calcext:value-type="float">
            <text:p>0.032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2])" office:value-type="float" office:value="0.2" calcext:value-type="float">
            <text:p>0.2</text:p>
          </table:table-cell>
          <table:table-cell office:value-type="float" office:value="-1.478" calcext:value-type="float">
            <text:p>-1.478</text:p>
          </table:table-cell>
          <table:table-cell table:formula="of:=[.F2]/2/[.A2]" office:value-type="float" office:value="0.0125" calcext:value-type="float">
            <text:p>0.0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3])" office:value-type="float" office:value="0.216794833886788" calcext:value-type="float">
            <text:p>0.2167948339</text:p>
          </table:table-cell>
          <table:table-cell office:value-type="float" office:value="-1.02" calcext:value-type="float">
            <text:p>-1.02</text:p>
          </table:table-cell>
          <table:table-cell table:formula="of:=[.F3]/2/[.A3]" office:value-type="float" office:value="0.0115316401003611" calcext:value-type="float">
            <text:p>0.01153164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47" calcext:value-type="float">
            <text:p>0.047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4])" office:value-type="float" office:value="0.230217288664427" calcext:value-type="float">
            <text:p>0.2302172887</text:p>
          </table:table-cell>
          <table:table-cell office:value-type="float" office:value="-0.528" calcext:value-type="float">
            <text:p>-0.528</text:p>
          </table:table-cell>
          <table:table-cell table:formula="of:=[.F4]/2/[.A4]" office:value-type="float" office:value="0.0108593060690767" calcext:value-type="float">
            <text:p>0.010859306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3" calcext:value-type="float">
            <text:p>0.05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5])" office:value-type="float" office:value="0.250998007960223" calcext:value-type="float">
            <text:p>0.250998008</text:p>
          </table:table-cell>
          <table:table-cell office:value-type="float" office:value="0.071" calcext:value-type="float">
            <text:p>0.071</text:p>
          </table:table-cell>
          <table:table-cell table:formula="of:=[.F5]/2/[.A5]" office:value-type="float" office:value="0.00996023841111995" calcext:value-type="float">
            <text:p>0.009960238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3" calcext:value-type="float">
            <text:p>0.06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6])" office:value-type="float" office:value="0.270185121722126" calcext:value-type="float">
            <text:p>0.2701851217</text:p>
          </table:table-cell>
          <table:table-cell office:value-type="float" office:value="0.526" calcext:value-type="float">
            <text:p>0.526</text:p>
          </table:table-cell>
          <table:table-cell table:formula="of:=[.F6]/2/[.A6]" office:value-type="float" office:value="0.00925291512747007" calcext:value-type="float">
            <text:p>0.009252915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3" calcext:value-type="float">
            <text:p>0.073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7])" office:value-type="float" office:value="0.289827534923789" calcext:value-type="float">
            <text:p>0.2898275349</text:p>
          </table:table-cell>
          <table:table-cell office:value-type="float" office:value="1.005" calcext:value-type="float">
            <text:p>1.005</text:p>
          </table:table-cell>
          <table:table-cell table:formula="of:=[.F7]/2/[.A7]" office:value-type="float" office:value="0.00862581949177943" calcext:value-type="float">
            <text:p>0.008625819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4" calcext:value-type="float">
            <text:p>0.084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8])" office:value-type="float" office:value="0.316227766016838" calcext:value-type="float">
            <text:p>0.316227766</text:p>
          </table:table-cell>
          <table:table-cell office:value-type="float" office:value="1.504" calcext:value-type="float">
            <text:p>1.504</text:p>
          </table:table-cell>
          <table:table-cell table:formula="of:=[.F8]/2/[.A8]" office:value-type="float" office:value="0.00790569415042095" calcext:value-type="float">
            <text:p>0.007905694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9])" office:value-type="float" office:value="0.344963766213207" calcext:value-type="float">
            <text:p>0.3449637662</text:p>
          </table:table-cell>
          <table:table-cell office:value-type="float" office:value="2.028" calcext:value-type="float">
            <text:p>2.028</text:p>
          </table:table-cell>
          <table:table-cell table:formula="of:=[.F9]/2/[.A9]" office:value-type="float" office:value="0.00724713794565561" calcext:value-type="float">
            <text:p>0.007247137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9" calcext:value-type="float">
            <text:p>0.119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10])" office:value-type="float" office:value="0.392428337406972" calcext:value-type="float">
            <text:p>0.3924283374</text:p>
          </table:table-cell>
          <table:table-cell office:value-type="float" office:value="2.533" calcext:value-type="float">
            <text:p>2.533</text:p>
          </table:table-cell>
          <table:table-cell table:formula="of:=[.F10]/2/[.A10]" office:value-type="float" office:value="0.00637058989297032" calcext:value-type="float">
            <text:p>0.00637058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4" calcext:value-type="float">
            <text:p>0.154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11])" office:value-type="float" office:value="0.459347363114234" calcext:value-type="float">
            <text:p>0.4593473631</text:p>
          </table:table-cell>
          <table:table-cell office:value-type="float" office:value="3.002" calcext:value-type="float">
            <text:p>3.002</text:p>
          </table:table-cell>
          <table:table-cell table:formula="of:=[.F11]/2/[.A11]" office:value-type="float" office:value="0.00544250430230135" calcext:value-type="float">
            <text:p>0.00544250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11" calcext:value-type="float">
            <text:p>0.211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12])" office:value-type="float" office:value="0.544058820349418" calcext:value-type="float">
            <text:p>0.5440588203</text:p>
          </table:table-cell>
          <table:table-cell office:value-type="float" office:value="3.534" calcext:value-type="float">
            <text:p>3.534</text:p>
          </table:table-cell>
          <table:table-cell table:formula="of:=[.F12]/2/[.A12]" office:value-type="float" office:value="0.0045950913880863" calcext:value-type="float">
            <text:p>0.0045950914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6" calcext:value-type="float">
            <text:p>0.296</text:p>
          </table:table-cell>
          <table:table-cell table:formula="of:=0.005" office:value-type="float" office:value="0.005" calcext:value-type="float">
            <text:p>0.005</text:p>
          </table:table-cell>
        </table:table-row>
        <table:table-row table:style-name="ro1">
          <table:table-cell table:formula="of:=SQRT([.E13])" office:value-type="float" office:value="0.619677335393187" calcext:value-type="float">
            <text:p>0.6196773354</text:p>
          </table:table-cell>
          <table:table-cell office:value-type="float" office:value="4.019" calcext:value-type="float">
            <text:p>4.019</text:p>
          </table:table-cell>
          <table:table-cell table:formula="of:=[.F13]/2/[.A13]" office:value-type="float" office:value="0.00403435765229939" calcext:value-type="float">
            <text:p>0.0040343577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4" calcext:value-type="float">
            <text:p>0.384</text:p>
          </table:table-cell>
          <table:table-cell table:formula="of:=0.005" office:value-type="float" office:value="0.005" calcext:value-type="float">
            <text:p>0.005</text:p>
          </table:table-cell>
        </table:table-row>
      </table:table>
      <table:table table:name="a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84" calcext:value-type="float">
            <text:p>0.384</text:p>
          </table:table-cell>
          <table:table-cell office:value-type="float" office:value="7032.41" calcext:value-type="float">
            <text:p>7032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207" calcext:value-type="float">
            <text:p>0.207</text:p>
          </table:table-cell>
          <table:table-cell office:value-type="float" office:value="0.29" calcext:value-type="float">
            <text:p>0.2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" calcext:value-type="float">
            <text:p>0.48</text:p>
          </table:table-cell>
          <table:table-cell office:value-type="float" office:value="6598.95" calcext:value-type="float">
            <text:p>6598.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4" calcext:value-type="float">
            <text:p>0.164</text:p>
          </table:table-cell>
          <table:table-cell office:value-type="float" office:value="0.235" calcext:value-type="float">
            <text:p>0.2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8" calcext:value-type="float">
            <text:p>0.498</text:p>
          </table:table-cell>
          <table:table-cell office:value-type="float" office:value="6334.42" calcext:value-type="float">
            <text:p>6334.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25" calcext:value-type="float">
            <text:p>0.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5" calcext:value-type="float">
            <text:p>0.425</text:p>
          </table:table-cell>
          <table:table-cell office:value-type="float" office:value="0.504" calcext:value-type="float">
            <text:p>0.504</text:p>
          </table:table-cell>
          <table:table-cell office:value-type="float" office:value="6143.06" calcext:value-type="float">
            <text:p>6143.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84" calcext:value-type="float">
            <text:p>0.184</text:p>
          </table:table-cell>
          <table:table-cell office:value-type="float" office:value="0.261" calcext:value-type="float">
            <text:p>0.261</text:p>
          </table:table-cell>
          <table:table-cell office:value-type="float" office:value="0.345" calcext:value-type="float">
            <text:p>0.345</text:p>
          </table:table-cell>
          <table:table-cell office:value-type="float" office:value="0.46" calcext:value-type="float">
            <text:p>0.46</text:p>
          </table:table-cell>
          <table:table-cell office:value-type="float" office:value="0.507" calcext:value-type="float">
            <text:p>0.507</text:p>
          </table:table-cell>
          <table:table-cell office:value-type="float" office:value="5944.83" calcext:value-type="float">
            <text:p>5944.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4" calcext:value-type="float">
            <text:p>0.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92" calcext:value-type="float">
            <text:p>0.492</text:p>
          </table:table-cell>
          <table:table-cell office:value-type="float" office:value="5400.56" calcext:value-type="float">
            <text:p>5400.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lambda, A</text:p>
          </table:table-cell>
          <table:table-cell office:value-type="string" calcext:value-type="string">
            <text:p>lambaN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-2.054" calcext:value-type="float">
            <text:p>-2.054</text:p>
          </table:table-cell>
          <table:table-cell office:value-type="float" office:value="-1.478" calcext:value-type="float">
            <text:p>-1.478</text:p>
          </table:table-cell>
          <table:table-cell office:value-type="float" office:value="-1.02" calcext:value-type="float">
            <text:p>-1.02</text:p>
          </table:table-cell>
          <table:table-cell office:value-type="float" office:value="-0.528" calcext:value-type="float">
            <text:p>-0.528</text:p>
          </table:table-cell>
          <table:table-cell office:value-type="float" office:value="0.071" calcext:value-type="float">
            <text:p>0.071</text:p>
          </table:table-cell>
          <table:table-cell office:value-type="float" office:value="0.526" calcext:value-type="float">
            <text:p>0.526</text:p>
          </table:table-cell>
          <table:table-cell office:value-type="float" office:value="1.005" calcext:value-type="float">
            <text:p>1.005</text:p>
          </table:table-cell>
          <table:table-cell office:value-type="float" office:value="1.504" calcext:value-type="float">
            <text:p>1.504</text:p>
          </table:table-cell>
          <table:table-cell office:value-type="float" office:value="2.028" calcext:value-type="float">
            <text:p>2.028</text:p>
          </table:table-cell>
          <table:table-cell office:value-type="float" office:value="2.533" calcext:value-type="float">
            <text:p>2.533</text:p>
          </table:table-cell>
          <table:table-cell office:value-type="float" office:value="3.002" calcext:value-type="float">
            <text:p>3.002</text:p>
          </table:table-cell>
          <table:table-cell office:value-type="float" office:value="3.534" calcext:value-type="float">
            <text:p>3.534</text:p>
          </table:table-cell>
          <table:table-cell office:value-type="float" office:value="4.019" calcext:value-type="float">
            <text:p>4.019</text:p>
          </table:table-cell>
          <table:table-cell office:value-type="string" calcext:value-type="string">
            <text:p>V1, В (на фотоэл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7:45:39.215226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2:21:06.721626572</meta:creation-date>
    <dc:date>2014-11-28T08:21:17.821762466</dc:date>
    <meta:editing-duration>PT1H5M20S</meta:editing-duration>
    <meta:editing-cycles>50</meta:editing-cycles>
    <meta:generator>LibreOffice/4.2.6.2$Linux_X86_64 LibreOffice_project/420m0$Build-2</meta:generator>
    <meta:document-statistic meta:table-count="7" meta:cell-count="574" meta:object-count="0"/>
  </office:meta>
</office:document-meta>
</file>